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30000004C9241E9CDB45F01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07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text-properties style:font-name="Courier New" fo:font-size="14pt" style:font-size-asian="14pt" style:font-size-complex="14pt"/>
    </style:style>
    <style:style style:name="P6" style:family="paragraph">
      <style:paragraph-properties fo:margin-top="0cm" fo:margin-bottom="0cm"/>
      <style:text-properties fo:font-weight="normal" style:font-weight-asian="normal" style:font-weight-complex="normal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999999"/>
    </style:style>
    <style:style style:name="T5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Courier New" fo:font-size="14pt" style:font-size-asian="14pt" style:font-size-complex="14pt"/>
    </style:style>
    <style:style style:name="T7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WebComponents – eine Ein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4cm" svg:height="3.238cm" svg:x="2cm" svg:y="8.562cm" presentation:class="graphic" presentation:user-transformed="true">
          <draw:image xlink:href="Pictures/10000201000002330000004C9241E9CDB45F01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arum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Kapselung, Wiederverwendbarkeit</text:p>
              </text:list-item>
              <text:list-item>
                <text:p>CSS/JavaScript-Wildwuchs vermeiden</text:p>
              </text:list-item>
              <text:list-item>
                <text:p>HTML expressiver machen<text:line-break/></text:p>
              </text:list-item>
              <text:list-item>
                <text:p><text:span text:style-name="T1">A web component is a </text:span><text:span text:style-name="T2">standardised</text:span><text:span text:style-name="T1"> way of creating encapsulated, reusable user interface elements for the web.</text:span><text:span text:style-name="T1"><text:line-break/></text:span><text:span text:style-name="T3"><text:a xlink:href="https://blog.revillweb.com/why-web-components-are-so-important-66ad0bd4807a" xlink:type="simple">https://blog.revillweb.com/why-web-components-are-so-important-66ad0bd4807a</text:a></text:span><text:span text:style-name="T3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Bestandte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ustom Elements</text:p>
              </text:list-item>
              <text:list-item>
                <text:p>Shadow DOM</text:p>
              </text:list-item>
              <text:list-item>
                <text:p><text:span text:style-name="T4">HTML Imports</text:span></text:p>
              </text:list-item>
              <text:list-item>
                <text:p><text:span text:style-name="T4">HTML Templa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ello World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p text:style-name="P4"><text:span text:style-name="T5">// hello-component.js (Custom Elements v1)</text:span></text:p>
            <text:p text:style-name="P4"><text:span text:style-name="T6">class HelloComponent extends HTMLElement {</text:span></text:p>
            <text:p text:style-name="P4"><text:span text:style-name="T6"><text:s text:c="4"/></text:span><text:span text:style-name="T6">constructor() {</text:span></text:p>
            <text:p text:style-name="P4"><text:span text:style-name="T6"><text:s text:c="8"/></text:span><text:span text:style-name="T6">super();</text:span><text:span text:style-name="T6"><text:tab/></text:span></text:p>
            <text:p text:style-name="P4"><text:span text:style-name="T6"><text:s text:c="4"/></text:span><text:span text:style-name="T6">}</text:span></text:p>
            <text:p text:style-name="P4"><text:span text:style-name="T6"/></text:p>
            <text:p text:style-name="P4"><text:span text:style-name="T6"><text:s text:c="4"/></text:span><text:span text:style-name="T6">connectedCallback() {</text:span></text:p>
            <text:p text:style-name="P4"><text:span text:style-name="T6"><text:s text:c="8"/></text:span><text:span text:style-name="T6">this.innerHTML = "&lt;p&gt;Hello World&lt;/p&gt;";</text:span></text:p>
            <text:p text:style-name="P4"><text:span text:style-name="T6"><text:s text:c="4"/></text:span><text:span text:style-name="T6">}</text:span></text:p>
            <text:p text:style-name="P4"><text:span text:style-name="T6">}</text:span></text:p>
            <text:p text:style-name="P4"><text:span text:style-name="T6"/></text:p>
            <text:p text:style-name="P4"><text:span text:style-name="T6">window.customElements.define('hello-component', HelloComponent);</text:span></text:p>
            <text:p text:style-name="P4"><text:span text:style-name="T6"/></text:p>
            <text:p text:style-name="P4"><text:span text:style-name="T6"/></text:p>
            <text:p text:style-name="P4"><text:span text:style-name="T5">// hello.html</text:span></text:p>
            <text:p><text:span text:style-name="T6">&lt;script type="text/javascript" src="hello-component.js"&gt;&lt;/script&gt;</text:span></text:p>
            <text:p><text:span text:style-name="T6">. . .</text:span></text:p>
            <text:p><text:span text:style-name="T6">&lt;hello-component&gt;&lt;/hello-componen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hadow DO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igener DOM-Baum für eine Komponente, von „außen“ nicht sichtbar/abfragbar</text:p>
              </text:list-item>
              <text:list-item>
                <text:p>Lokales CSS</text:p>
              </text:list-item>
              <text:list-item>
                <text:p>:host-Selektor, damit eine Komponente sich selbst stylen kan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ello World mit Shadow DOM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p text:style-name="P4"><text:span text:style-name="T7">class HelloComponentWithShadowRoot extends HTMLElement {</text:span></text:p>
            <text:p text:style-name="P4"><text:span text:style-name="T7"><text:s text:c="3"/></text:span><text:span text:style-name="T7">constructor() {</text:span></text:p>
            <text:p text:style-name="P4"><text:span text:style-name="T7"><text:s text:c="8"/></text:span><text:span text:style-name="T7">super();</text:span></text:p>
            <text:p text:style-name="P4"><text:span text:style-name="T7"><text:s text:c="8"/></text:span><text:span text:style-name="T7">const shadowRoot = this.attachShadow({mode: 'closed'});</text:span></text:p>
            <text:p text:style-name="P4"><text:span text:style-name="T7"><text:s text:c="8"/></text:span><text:span text:style-name="T7">shadowRoot.innerHTML = `</text:span></text:p>
            <text:p text:style-name="P4"><text:span text:style-name="T7"><text:s text:c="12"/></text:span><text:span text:style-name="T7">&lt;style&gt;</text:span></text:p>
            <text:p text:style-name="P4"><text:span text:style-name="T7"><text:s text:c="16"/></text:span><text:span text:style-name="T7">:host { margin-left: 20px; }</text:span></text:p>
            <text:p text:style-name="P4"><text:span text:style-name="T7"><text:s text:c="16"/></text:span><text:span text:style-name="T7">P { color: blue; }</text:span></text:p>
            <text:p text:style-name="P4"><text:span text:style-name="T7"><text:s text:c="12"/></text:span><text:span text:style-name="T7">&lt;/style&gt;</text:span></text:p>
            <text:p text:style-name="P4"><text:span text:style-name="T7"><text:s text:c="12"/></text:span><text:span text:style-name="T7">&lt;p&gt;In the shadow!&lt;/p&gt;`;</text:span></text:p>
            <text:p text:style-name="P4"><text:span text:style-name="T8"><text:s text:c="9"/></text:span><text:span text:style-name="T8">}</text:span></text:p>
            <text:p text:style-name="P4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achte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iel Boilerplate-Code</text:p>
              </text:list-item>
              <text:list-item>
                <text:p>Zur Zeit (November 2017) nicht in Firefox, IE, Edge</text:p>
              </text:list-item>
              <text:list-item>
                <text:p>=&gt; Polymer <text:a xlink:href="https://www.polymer-project.org/" xlink:type="simple">https://www.polymer-project.org/</text:a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och Fragen?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><text:span text:style-name="T9"><text:a xlink:href="https://developers.google.com/web/fundamentals/web-components/" xlink:type="simple">https://developers.google.com/web/fundamentals/web-components/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text:span text:style-name="MT2">#SWEC17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text:span text:style-name="MT2">#SWEC17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9:45:44.667000000</meta:creation-date>
    <meta:editing-duration>PT47M58S</meta:editing-duration>
    <meta:editing-cycles>11</meta:editing-cycles>
    <meta:generator>LibreOffice/5.4.1.2$Windows_X86_64 LibreOffice_project/ea7cb86e6eeb2bf3a5af73a8f7777ac570321527</meta:generator>
    <dc:date>2017-11-18T08:01:36.506000000</dc:date>
    <meta:document-statistic meta:object-count="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